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Arial" fo:font-size="14pt" officeooo:rsid="001c6994" officeooo:paragraph-rsid="001c6994" style:font-size-asian="12.25pt" style:font-size-complex="14pt"/>
    </style:style>
    <style:style style:name="P2" style:family="paragraph" style:parent-style-name="Standard" style:list-style-name="L1">
      <style:text-properties style:font-name="Arial" fo:font-size="14pt" officeooo:rsid="001c6994" officeooo:paragraph-rsid="001d495b" style:font-size-asian="12.25pt" style:font-size-complex="14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861446663" text:style-name="L1">
        <text:list-item>
          <text:p text:style-name="P1">Entrar com Usuário</text:p>
        </text:list-item>
        <text:list-item>
          <text:p text:style-name="P1">Alugar e Devolver</text:p>
        </text:list-item>
        <text:list-item>
          <text:p text:style-name="P1">Reservar e Cancelar</text:p>
        </text:list-item>
        <text:list-item>
          <text:p text:style-name="P1">Entra como Admin</text:p>
        </text:list-item>
        <text:list-item>
          <text:p text:style-name="P1">Mostrar Log de Livros Devolvidos</text:p>
        </text:list-item>
        <text:list-item>
          <text:p text:style-name="P1">Mostrar Lista de Disponíveis e Livros Reservados</text:p>
        </text:list-item>
        <text:list-item>
          <text:p text:style-name="P1">Reiniciar o programa.</text:p>
        </text:list-item>
        <text:list-item>
          <text:p text:style-name="P2">Criar Admin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0T23:29:57.730393946</meta:creation-date>
    <dc:date>2024-11-18T20:36:56.918802436</dc:date>
    <meta:editing-duration>PT13M4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8" meta:word-count="37" meta:character-count="198" meta:non-whitespace-character-count="177"/>
  </office:meta>
</office:document-meta>
</file>